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5600F8BC055F7F7B.jpg" manifest:media-type="image/jpeg"/>
  <manifest:file-entry manifest:full-path="Pictures/100000000000045200000208224D47D20691099C.png" manifest:media-type="image/png"/>
  <manifest:file-entry manifest:full-path="Pictures/100002010000038E00000256F777FBE090174CCB.png" manifest:media-type="image/png"/>
  <manifest:file-entry manifest:full-path="Pictures/10000000000003D2000002F9B17E27DD5F454EEF.jpg" manifest:media-type="image/jpeg"/>
  <manifest:file-entry manifest:full-path="Pictures/100000000000015E0000015EF3EAFBF618F76A83.jpg" manifest:media-type="image/jpeg"/>
  <manifest:file-entry manifest:full-path="Pictures/10000201000001E000000327C5DA5092A91717C3.png" manifest:media-type="image/png"/>
  <manifest:file-entry manifest:full-path="Pictures/100002010000016F00000209786264CEC563E6A8.png" manifest:media-type="image/png"/>
  <manifest:file-entry manifest:full-path="Pictures/10000000000005DC000003E8D1C3110867FD5E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94cm, 20.828cm, 3.385cm, 3.262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9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191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92cm, 0.784cm, 0.15cm, 5.524cm)" draw:image-opacity="100%" style:mirror="none"/>
    </style:style>
    <style:style style:name="gr13" style:family="graphic" style:parent-style-name="standard">
      <style:graphic-properties svg:stroke-width="0.053cm" svg:stroke-color="#ffd428" draw:marker-start-width="0.279cm" draw:marker-end-width="0.279cm" draw:fill="none" draw:textarea-horizontal-align="justify" draw:textarea-vertical-align="middle" draw:auto-grow-height="false" fo:min-height="0.668cm" fo:min-width="0.81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106cm" svg:stroke-color="#ffd428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7cm, 2.084cm, 2.352cm, 0.806cm)" draw:image-opacity="100%" style:mirror="none"/>
    </style:style>
    <style:style style:name="gr18" style:family="graphic" style:parent-style-name="standard">
      <style:graphic-properties svg:stroke-width="0.159cm" svg:stroke-color="#ff0000" draw:marker-start-width="0.438cm" draw:marker-end-width="0.438cm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/>
    </style:style>
    <style:style style:name="gr20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3465a4" draw:fill-color="#ffff00" draw:textarea-horizontal-align="justify" draw:textarea-vertical-align="middle" draw:auto-grow-height="false" fo:min-height="0.253cm" fo:min-width="0cm"/>
    </style:style>
    <style:style style:name="gr22" style:family="graphic" style:parent-style-name="standard">
      <style:graphic-properties svg:stroke-color="#3465a4" draw:fill-color="#ffff00" draw:textarea-horizontal-align="justify" draw:textarea-vertical-align="middle" draw:auto-grow-height="false" fo:min-height="0.142cm" fo:min-width="0cm"/>
    </style:style>
    <style:style style:name="gr23" style:family="graphic" style:parent-style-name="standard">
      <style:graphic-properties svg:stroke-color="#3465a4" draw:fill-color="#ffff00" draw:textarea-horizontal-align="justify" draw:textarea-vertical-align="middle" draw:auto-grow-height="false" fo:min-height="0.365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cm, 1.517cm, 1.686cm, 1.388cm)" draw:image-opacity="100%" style:mirror="none"/>
    </style:style>
    <style:style style:name="gr27" style:family="graphic" style:parent-style-name="objectwithoutfill">
      <style:graphic-properties svg:stroke-width="0.106cm" svg:stroke-color="#50200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ffd428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2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35cm" svg:stroke-color="#158466" draw:marker-start-width="0.252cm" draw:marker-end-width="0.252cm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6pt" style:font-size-complex="6pt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fo:font-size="10pt" fo:font-weight="bold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0pt" fo:font-weight="bold" fo:background-color="#000000" style:font-size-asian="10pt" style:font-size-complex="10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6pt" style:font-size-complex="6pt"/>
    </style:style>
    <style:style style:name="T3" style:family="text">
      <style:text-properties fo:color="#c9211e" loext:opacity="100%" fo:font-size="10pt" fo:font-weight="bold" style:font-size-asian="10pt" style:font-size-complex="10pt"/>
    </style:style>
    <style:style style:name="T4" style:family="text">
      <style:text-properties fo:color="#ffff00" loext:opacity="100%" fo:font-size="10pt" fo:font-weight="bold" fo:background-color="#000000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7.465cm" svg:height="8.988cm" svg:x="6.236cm" svg:y="8.238cm">
          <draw:image xlink:href="Pictures/10000000000005DC000003E8D1C3110867FD5E2C.jpg" xlink:type="simple" xlink:show="embed" xlink:actuate="onLoad" draw:mime-type="image/jpeg">
            <text:p text:style-name="P1">+</text:p>
          </draw:image>
          <draw:glue-point draw:id="4" svg:x="4.409cm" svg:y="0.11cm"/>
          <draw:glue-point draw:id="5" svg:x="4.783cm" svg:y="0.275cm"/>
          <draw:glue-point draw:id="6" svg:x="-4.651cm" svg:y="-3.288cm"/>
          <draw:glue-point draw:id="7" svg:x="4.75cm" svg:y="-2.123cm"/>
          <draw:glue-point draw:id="8" svg:x="4.841cm" svg:y="1.387cm"/>
          <draw:glue-point draw:id="9" svg:x="4.719cm" svg:y="-3.309cm"/>
          <draw:glue-point draw:id="10" svg:x="4.787cm" svg:y="-0.136cm"/>
          <draw:glue-point draw:id="11" svg:x="4.81cm" svg:y="-0.441cm"/>
          <draw:glue-point draw:id="12" svg:x="4.431cm" svg:y="-0.43cm"/>
        </draw:frame>
        <draw:connector draw:style-name="gr2" draw:text-style-name="P3" draw:layer="layout" draw:type="lines" draw:line-skew="-0.411cm -0.395cm" svg:x1="13.49cm" svg:y1="9.758cm" svg:x2="13.581cm" svg:y2="13.978cm" draw:start-shape="id1" draw:start-glue-point="9" draw:end-shape="id1" draw:end-glue-point="8" svg:d="M13490 9758h300l16 4220h-225" svg:viewBox="0 0 317 4221">
          <text:p/>
        </draw:connector>
        <draw:frame draw:style-name="gr3" draw:text-style-name="P3" xml:id="id3" draw:id="id3" draw:layer="layout" svg:width="3.658cm" svg:height="6.15cm" svg:x="18.392cm" svg:y="5.56cm">
          <draw:image xlink:href="Pictures/10000201000001E000000327C5DA5092A91717C3.png" xlink:type="simple" xlink:show="embed" xlink:actuate="onLoad" draw:mime-type="image/png">
            <text:p/>
          </draw:image>
          <draw:glue-point draw:id="4" svg:x="4.179cm" svg:y="-0.338cm"/>
          <draw:glue-point draw:id="5" svg:x="4.16cm" svg:y="-0.039cm"/>
          <draw:glue-point draw:id="6" svg:x="4.16cm" svg:y="2.198cm"/>
          <draw:glue-point draw:id="7" svg:x="4.149cm" svg:y="2.463cm"/>
          <draw:glue-point draw:id="8" svg:x="4.168cm" svg:y="2.738cm"/>
          <draw:glue-point draw:id="9" svg:x="4.168cm" svg:y="3.021cm"/>
          <draw:glue-point draw:id="10" svg:x="4.168cm" svg:y="3.595cm"/>
          <draw:glue-point draw:id="11" svg:x="-3.991cm" svg:y="1.359cm"/>
          <draw:glue-point draw:id="12" svg:x="-4.01cm" svg:y="0.806cm"/>
          <draw:glue-point draw:id="13" svg:x="-2.331cm" svg:y="4.871cm"/>
          <draw:glue-point draw:id="14" svg:x="-0.246cm" svg:y="4.871cm"/>
          <draw:glue-point draw:id="15" svg:x="1.793cm" svg:y="4.843cm"/>
          <draw:glue-point draw:id="16" svg:x="-2.042cm" svg:y="-4.972cm"/>
          <draw:glue-point draw:id="17" svg:x="1.744cm" svg:y="-5cm"/>
        </draw:frame>
        <draw:frame draw:style-name="gr3" draw:text-style-name="P3" xml:id="id2" draw:id="id2" draw:layer="layout" svg:width="1.889cm" svg:height="2.68cm" svg:x="15.019cm" svg:y="6.837cm">
          <draw:image xlink:href="Pictures/100002010000016F00000209786264CEC563E6A8.png" xlink:type="simple" xlink:show="embed" xlink:actuate="onLoad" draw:mime-type="image/png">
            <text:p/>
          </draw:image>
          <draw:glue-point draw:id="4" svg:x="-3.785cm" svg:y="-4.313cm"/>
          <draw:glue-point draw:id="5" svg:x="-3.785cm" svg:y="-3.007cm"/>
          <draw:glue-point draw:id="6" svg:x="-3.785cm" svg:y="-1.817cm"/>
          <draw:glue-point draw:id="7" svg:x="-3.785cm" svg:y="-0.567cm"/>
          <draw:glue-point draw:id="8" svg:x="-3.785cm" svg:y="0.455cm"/>
          <draw:glue-point draw:id="9" svg:x="-3.705cm" svg:y="1.701cm"/>
          <draw:glue-point draw:id="10" svg:x="-3.705cm" svg:y="3.007cm"/>
          <draw:glue-point draw:id="11" svg:x="-3.785cm" svg:y="4.194cm"/>
        </draw:frame>
        <draw:connector draw:style-name="gr4" draw:text-style-name="P1" draw:layer="layout" draw:line-skew="-0.149cm -0.7cm" svg:x1="13.49cm" svg:y1="9.758cm" svg:x2="15.249cm" svg:y2="9.3cm" draw:start-shape="id1" draw:start-glue-point="9" draw:end-shape="id2" draw:end-glue-point="11" svg:d="M13490 9758h721v-441h1038v-17" svg:viewBox="0 0 1760 459">
          <text:p/>
        </draw:connector>
        <draw:connector draw:style-name="gr5" draw:text-style-name="P1" draw:layer="layout" draw:line-skew="-0.397cm" svg:x1="13.513cm" svg:y1="10.824cm" svg:x2="15.249cm" svg:y2="7.372cm" draw:start-shape="id1" draw:start-glue-point="7" draw:end-shape="id2" draw:end-glue-point="5" svg:d="M13513 10824h450v-3452h1286" svg:viewBox="0 0 1737 3453">
          <text:p/>
        </draw:connector>
        <draw:connector draw:style-name="gr6" draw:text-style-name="P1" draw:layer="layout" draw:line-skew="0.313cm" svg:x1="13.259cm" svg:y1="12.83cm" svg:x2="15.249cm" svg:y2="7.691cm" draw:start-shape="id1" draw:start-glue-point="4" draw:end-shape="id2" draw:end-glue-point="6" svg:d="M13259 12830h1414v-5139h576" svg:viewBox="0 0 1991 5140">
          <text:p/>
        </draw:connector>
        <draw:connector draw:style-name="gr7" draw:text-style-name="P1" draw:layer="layout" draw:line-skew="0.572cm" svg:x1="13.538cm" svg:y1="12.979cm" svg:x2="15.249cm" svg:y2="8.026cm" draw:start-shape="id1" draw:start-glue-point="5" draw:end-shape="id2" draw:end-glue-point="7" svg:d="M13538 12979h1394v-4953h317" svg:viewBox="0 0 1712 4954">
          <text:p/>
        </draw:connector>
        <draw:frame draw:style-name="gr8" draw:text-style-name="P4" draw:layer="layout" svg:width="0.933cm" svg:height="0.489cm" svg:x="14.04cm" svg:y="12.472cm">
          <draw:text-box>
            <text:p><text:span text:style-name="T1">PD1</text:span></text:p>
          </draw:text-box>
        </draw:frame>
        <draw:frame draw:style-name="gr8" draw:text-style-name="P4" draw:layer="layout" svg:width="0.933cm" svg:height="0.489cm" svg:x="14.308cm" svg:y="12.857cm">
          <draw:text-box>
            <text:p><text:span text:style-name="T1">PD0</text:span></text:p>
          </draw:text-box>
        </draw:frame>
        <draw:connector draw:style-name="gr9" draw:text-style-name="P1" draw:layer="layout" draw:line-skew="2.823cm" svg:x1="15.264cm" svg:y1="8.632cm" svg:x2="21.749cm" svg:y2="8.428cm" draw:start-shape="id2" draw:start-glue-point="9" draw:end-shape="id3" draw:end-glue-point="4" svg:d="M15264 8632h2078v-3572h5208v3368h-801" svg:viewBox="0 0 7287 3573">
          <text:p/>
        </draw:connector>
        <draw:connector draw:style-name="gr10" draw:text-style-name="P1" draw:layer="layout" draw:line-skew="2.526cm -0.211cm 0.211cm" svg:x1="15.249cm" svg:y1="8.298cm" svg:x2="21.742cm" svg:y2="8.612cm" draw:start-shape="id2" draw:start-glue-point="8" draw:end-shape="id3" draw:end-glue-point="5" svg:d="M15249 8298h1796v-3449h5716v3763h-1019" svg:viewBox="0 0 7513 3764">
          <text:p/>
        </draw:connector>
        <draw:connector draw:style-name="gr6" draw:text-style-name="P1" draw:layer="layout" svg:x1="21.738cm" svg:y1="10.149cm" svg:x2="23.723cm" svg:y2="10.26cm" draw:start-shape="id3" draw:start-glue-point="7" svg:d="M21738 10149h1399v111h586" svg:viewBox="0 0 1986 112">
          <text:p/>
        </draw:connector>
        <draw:connector draw:style-name="gr10" draw:text-style-name="P1" draw:layer="layout" draw:line-skew="-0.105cm" svg:x1="21.745cm" svg:y1="10.318cm" svg:x2="23.735cm" svg:y2="10.518cm" draw:start-shape="id3" draw:start-glue-point="8" svg:d="M21745 10318h1293v200h697" svg:viewBox="0 0 1991 201">
          <text:p/>
        </draw:connector>
        <draw:connector draw:style-name="gr4" draw:text-style-name="P1" draw:layer="layout" draw:line-skew="-0.179cm" svg:x1="21.745cm" svg:y1="10.492cm" svg:x2="23.735cm" svg:y2="10.701cm" draw:start-shape="id3" draw:start-glue-point="9" svg:d="M21745 10492h1219v209h771" svg:viewBox="0 0 1991 210">
          <text:p/>
        </draw:connector>
        <draw:connector draw:style-name="gr5" draw:text-style-name="P1" draw:layer="layout" svg:x1="21.742cm" svg:y1="9.986cm" svg:x2="23.708cm" svg:y2="9.989cm" draw:start-shape="id3" draw:start-glue-point="6" svg:d="M21742 9986h1387v3h579" svg:viewBox="0 0 1967 4">
          <text:p/>
        </draw:connector>
        <draw:frame draw:style-name="gr11" draw:text-style-name="P4" draw:layer="layout" svg:width="1.208cm" svg:height="1.441cm" svg:x="23.532cm" svg:y="9.743cm">
          <draw:text-box>
            <text:p><text:span text:style-name="T1">GND</text:span></text:p>
            <text:p><text:span text:style-name="T1">A</text:span></text:p>
            <text:p><text:span text:style-name="T1">B</text:span></text:p>
            <text:p><text:span text:style-name="T1">Z</text:span></text:p>
            <text:p><text:span text:style-name="T1">5v</text:span></text:p>
          </draw:text-box>
        </draw:frame>
        <draw:frame draw:style-name="gr12" draw:text-style-name="P3" draw:layer="layout" svg:width="3.763cm" svg:height="3.627cm" svg:x="15.421cm" svg:y="12.413cm">
          <draw:image xlink:href="Pictures/10000000000003D2000002F9B17E27DD5F454EEF.jpg" xlink:type="simple" xlink:show="embed" xlink:actuate="onLoad" draw:mime-type="image/jpeg">
            <text:p/>
          </draw:image>
        </draw:frame>
        <draw:custom-shape draw:style-name="gr13" draw:text-style-name="P3" draw:layer="layout" svg:width="1.864cm" svg:height="1.296cm" svg:x="19.439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9.688cm" svg:y1="10.797cm" svg:x2="18.307cm" svg:y2="13.171cm">
          <text:p/>
        </draw:line>
        <draw:frame draw:style-name="gr15" draw:text-style-name="P5" draw:layer="layout" svg:width="3.711cm" svg:height="1.827cm" svg:x="15.521cm" svg:y="15.985cm">
          <draw:text-box>
            <text:p><text:span text:style-name="T2">Replace with </text:span></text:p>
            <text:p><text:span text:style-name="T2">R005 <text:s/>2512 1w</text:span></text:p>
            <text:p><text:span text:style-name="T2">Run with custom firmware</text:span></text:p>
          </draw:text-box>
        </draw:frame>
        <draw:connector draw:style-name="gr16" draw:text-style-name="P1" xml:id="id4" draw:id="id4" draw:layer="layout" draw:line-skew="0.66cm" svg:x1="15.249cm" svg:y1="7.022cm" svg:x2="13.384cm" svg:y2="7.796cm" draw:start-shape="id2" draw:start-glue-point="4" svg:d="M15249 7022v-25h-1865v799" svg:viewBox="0 0 1866 800">
          <text:p/>
        </draw:connector>
        <draw:connector draw:style-name="gr16" draw:text-style-name="P1" draw:layer="layout" svg:x1="13.384cm" svg:y1="7.796cm" svg:x2="6.497cm" svg:y2="9.777cm" draw:start-shape="id4" draw:start-glue-point="3" draw:end-shape="id1" draw:end-glue-point="6" svg:d="M13384 7796h-7648v1981h761" svg:viewBox="0 0 7649 1982">
          <text:p/>
        </draw:connector>
        <draw:frame draw:style-name="gr17" draw:text-style-name="P3" xml:id="id5" draw:id="id5" draw:layer="layout" svg:width="10.583cm" svg:height="4.97cm" svg:x="2.675cm" svg:y="2.665cm">
          <draw:image xlink:href="Pictures/100002010000038E00000256F777FBE090174CCB.png" xlink:type="simple" xlink:show="embed" xlink:actuate="onLoad" draw:mime-type="image/png">
            <text:p/>
          </draw:image>
          <draw:glue-point draw:id="4" svg:x="3.19cm" svg:y="4.181cm"/>
          <draw:glue-point draw:id="5" svg:x="3.19cm" svg:y="-3.428cm"/>
        </draw:frame>
        <draw:connector draw:style-name="gr18" draw:text-style-name="P1" draw:layer="layout" draw:line-skew="1.512cm" svg:x1="19.475cm" svg:y1="5.578cm" svg:x2="11.341cm" svg:y2="3.447cm" draw:start-shape="id3" draw:start-glue-point="16" draw:end-shape="id5" draw:end-glue-point="5" svg:d="M19475 5578v-1901h-8134v-230" svg:viewBox="0 0 8135 2132">
          <text:p/>
        </draw:connector>
        <draw:connector draw:style-name="gr19" draw:text-style-name="P1" draw:layer="layout" draw:line-skew="-0.584cm -3.613cm -0.907cm" svg:x1="20.858cm" svg:y1="5.56cm" svg:x2="11.341cm" svg:y2="7.227cm" draw:start-shape="id3" draw:start-glue-point="17" draw:end-shape="id5" draw:end-glue-point="4" svg:d="M20858 5560v-1084h-8646v2752h-871v-1" svg:viewBox="0 0 9518 2753">
          <text:p/>
        </draw:connector>
        <draw:frame draw:style-name="gr8" draw:text-style-name="P4" draw:layer="layout" svg:width="0.933cm" svg:height="0.489cm" svg:x="13.954cm" svg:y="6.562cm">
          <draw:text-box>
            <text:p><text:span text:style-name="T1">5v</text:span></text:p>
          </draw:text-box>
        </draw:frame>
        <draw:frame draw:style-name="gr20" draw:text-style-name="P3" draw:layer="layout" svg:width="8.297cm" svg:height="3.901cm" svg:x="19.514cm" svg:y="12.873cm">
          <draw:image xlink:href="Pictures/100000000000045200000208224D47D20691099C.png" xlink:type="simple" xlink:show="embed" xlink:actuate="onLoad" draw:mime-type="image/png">
            <text:p/>
          </draw:image>
        </draw:frame>
        <draw:custom-shape draw:style-name="gr21" draw:text-style-name="P6" draw:layer="layout" svg:width="0.261cm" svg:height="0.503cm" svg:x="21.123cm" svg:y="15.2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261cm" svg:height="0.392cm" svg:x="22.744cm" svg:y="15.2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335cm" svg:height="0.615cm" svg:x="24.235cm" svg:y="15.19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524cm" svg:height="1.039cm" svg:x="20.592cm" svg:y="13.307cm">
          <draw:text-box>
            <text:p><text:span text:style-name="T3">REMOVE</text:span></text:p>
            <text:p><text:span text:style-name="T3">3 capacitor</text:span></text:p>
          </draw:text-box>
        </draw:frame>
        <draw:frame draw:style-name="gr25" draw:text-style-name="P8" draw:layer="layout" svg:width="5.561cm" svg:height="0.645cm" svg:x="19.437cm" svg:y="16.811cm">
          <draw:text-box>
            <text:p><text:span text:style-name="T4">Short or replace with 0ohm</text:span></text:p>
          </draw:text-box>
        </draw:frame>
        <draw:frame draw:style-name="gr26" draw:text-style-name="P3" xml:id="id6" draw:id="id6" draw:layer="layout" svg:width="3.292cm" svg:height="2.664cm" draw:transform="rotate (-3.14159265358979) translate (27.526cm 11.874cm)">
          <draw:image xlink:href="Pictures/100000000000015E0000015EF3EAFBF618F76A83.jpg" xlink:type="simple" xlink:show="embed" xlink:actuate="onLoad" draw:mime-type="image/jpeg">
            <text:p/>
          </draw:image>
          <draw:glue-point draw:id="4" svg:x="-1.886cm" svg:y="3.952cm"/>
          <draw:glue-point draw:id="5" svg:x="-0.981cm" svg:y="4.024cm"/>
          <draw:glue-point draw:id="6" svg:x="-0.13cm" svg:y="4.024cm"/>
        </draw:frame>
        <draw:connector draw:style-name="gr27" draw:text-style-name="P3" draw:layer="layout" draw:type="lines" draw:line-skew="0.149cm" svg:x1="20.876cm" svg:y1="11.613cm" svg:x2="25.26cm" svg:y2="11.594cm" draw:start-shape="id3" draw:start-glue-point="15" draw:end-shape="id6" draw:end-glue-point="4" svg:d="M20876 11613v746l4384 16v-781" svg:viewBox="0 0 4385 782">
          <text:p/>
        </draw:connector>
        <draw:connector draw:style-name="gr28" draw:text-style-name="P3" draw:layer="layout" draw:type="lines" draw:line-skew="0.317cm 0.171cm" svg:x1="20.132cm" svg:y1="11.63cm" svg:x2="25.558cm" svg:y2="11.613cm" draw:start-shape="id3" draw:start-glue-point="14" draw:end-shape="id6" draw:end-glue-point="5" svg:d="M20132 11630v897l5426 19v-933" svg:viewBox="0 0 5427 934">
          <text:p/>
        </draw:connector>
        <draw:connector draw:style-name="gr29" draw:text-style-name="P3" draw:layer="layout" draw:type="lines" draw:line-skew="0.503cm 0.357cm" svg:x1="19.369cm" svg:y1="11.63cm" svg:x2="25.838cm" svg:y2="11.613cm" draw:start-shape="id3" draw:start-glue-point="13" draw:end-shape="id6" draw:end-glue-point="6" svg:d="M19369 11630v1083l6469 19v-1119" svg:viewBox="0 0 6470 1120">
          <text:p/>
        </draw:connector>
        <draw:line draw:style-name="gr30" draw:text-style-name="P3" draw:layer="layout" svg:x1="21.905cm" svg:y1="11.092cm" svg:x2="22.874cm" svg:y2="12.862cm">
          <text:p/>
        </draw:line>
        <draw:frame draw:style-name="gr31" draw:text-style-name="P4" draw:layer="layout" svg:width="0.933cm" svg:height="0.727cm" svg:x="13.645cm" svg:y="13.68cm">
          <draw:text-box>
            <text:p><text:span text:style-name="T1">PA9</text:span></text:p>
            <text:p><text:span text:style-name="T1">3.3v</text:span></text:p>
          </draw:text-box>
        </draw:frame>
        <draw:connector draw:style-name="gr16" draw:text-style-name="P1" draw:layer="layout" svg:x1="21.745cm" svg:y1="10.845cm" svg:x2="23.732cm" svg:y2="10.943cm" draw:start-shape="id3" draw:start-glue-point="10" svg:d="M21745 10845h1396v98h591" svg:viewBox="0 0 1988 99">
          <text:p/>
        </draw:connector>
        <draw:frame draw:style-name="gr8" draw:text-style-name="P4" draw:layer="layout" svg:width="0.933cm" svg:height="0.489cm" svg:x="13.822cm" svg:y="11.967cm">
          <draw:text-box>
            <text:p><text:span text:style-name="T1">PD4</text:span></text:p>
          </draw:text-box>
        </draw:frame>
        <draw:connector draw:style-name="gr32" draw:text-style-name="P1" draw:layer="layout" draw:line-skew="0.147cm" svg:x1="13.558cm" svg:y1="12.336cm" svg:x2="15.264cm" svg:y2="8.982cm" draw:start-shape="id1" draw:start-glue-point="11" draw:end-shape="id2" draw:end-glue-point="10" svg:d="M13558 12336h949v-3354h757" svg:viewBox="0 0 1707 3355">
          <text:p/>
        </draw:connector>
        <draw:frame draw:style-name="gr3" draw:text-style-name="P3" xml:id="id7" draw:id="id7" draw:layer="layout" svg:width="1.341cm" svg:height="1.341cm" svg:x="14.176cm" svg:y="15.489cm">
          <draw:image xlink:href="Pictures/10000000000001F4000001F45600F8BC055F7F7B.jpg" xlink:type="simple" xlink:show="embed" xlink:actuate="onLoad" draw:mime-type="image/jpeg">
            <text:p/>
          </draw:image>
          <draw:glue-point draw:id="4" svg:x="-4.034cm" svg:y="0.26cm"/>
        </draw:frame>
        <draw:connector draw:style-name="gr33" draw:text-style-name="P1" draw:layer="layout" draw:line-skew="-1.388cm" svg:x1="13.275cm" svg:y1="12.346cm" svg:x2="14.306cm" svg:y2="16.193cm" draw:start-shape="id1" draw:start-glue-point="12" draw:end-shape="id7" draw:end-glue-point="4" svg:d="M13275 12346h-724v3847h1755" svg:viewBox="0 0 1756 3848">
          <text:p/>
        </draw:connector>
        <draw:frame draw:style-name="gr8" draw:text-style-name="P4" draw:layer="layout" svg:width="0.933cm" svg:height="0.489cm" svg:x="13.547cm" svg:y="15.849cm">
          <draw:text-box>
            <text:p><text:span text:style-name="T1">PD5</text:span></text:p>
          </draw:text-box>
        </draw:frame>
        <draw:frame draw:style-name="gr34" draw:text-style-name="P4" draw:layer="layout" svg:width="1.382cm" svg:height="0.965cm" svg:x="15.263cm" svg:y="6.421cm">
          <draw:text-box>
            <text:p><text:span text:style-name="T1">TJA1051</text:span></text:p>
          </draw:text-box>
        </draw:frame>
        <draw:custom-shape draw:style-name="gr35" draw:text-style-name="P9" draw:layer="layout" svg:width="0.548cm" svg:height="0.246cm" svg:x="4.058cm" svg:y="3.6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6T15:57:41.900118621</meta:creation-date>
    <meta:editing-duration>PT1H38M24S</meta:editing-duration>
    <meta:editing-cycles>20</meta:editing-cycles>
    <meta:generator>LibreOffice/7.1.5.2$Linux_X86_64 LibreOffice_project/10$Build-2</meta:generator>
    <dc:date>2021-09-16T18:47:52.040670252</dc:date>
    <meta:document-statistic meta:object-count="47"/>
  </office:meta>
</office:document-meta>
</file>